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fo:border="thin solid #000000" style:vertical-align="automatic" fo:background-color="#ADC5E7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ADC5E7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25"/>
    <style:style style:name="ce10" style:family="table-cell" style:parent-style-name="Default" style:data-style-name="N37">
      <style:table-cell-properties fo:border="thin solid #000000"/>
    </style:style>
    <style:style style:name="ce11" style:family="table-cell" style:parent-style-name="Default" style:data-style-name="N37">
      <style:table-cell-properties fo:border-top="thin solid #000000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DC5E7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2.726458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8-06-18-14_2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Fecha:</text:p>
          </table:table-cell>
          <table:table-cell office:value-type="string" table:style-name="ce3">
            <text:p>Jueves, 28 de Junio del 20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e:</text:p>
          </table:table-cell>
          <table:table-cell office:value-type="string" table:style-name="ce1">
            <text:p>Puerto Bolívar</text:p>
          </table:table-cell>
          <table:table-cell office:value-type="time" office:time-value="PT14H25M0S" table:formula="of:=[.C6]" table:style-name="ce4">
            <text:p>14:25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Hasta:</text:p>
          </table:table-cell>
          <table:table-cell office:value-type="string" table:style-name="ce1">
            <text:p>Universidad Técnica de Machala</text:p>
          </table:table-cell>
          <table:table-cell office:value-type="time" office:time-value="PT15H11M0S" table:formula="of:=[.C48]" table:style-name="ce9">
            <text:p>15:11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N.º</text:p>
          </table:table-cell>
          <table:table-cell office:value-type="string" table:style-name="ce6">
            <text:p>Dirección</text:p>
          </table:table-cell>
          <table:table-cell office:value-type="string" table:style-name="ce6">
            <text:p>Hora</text:p>
          </table:table-cell>
          <table:table-cell office:value-type="string" table:style-name="ce13">
            <text:p>Suben</text:p>
          </table:table-cell>
          <table:table-cell office:value-type="string" table:style-name="ce13">
            <text:p>Bajan</text:p>
          </table:table-cell>
          <table:table-cell office:value-type="string" table:style-name="ce6">
            <text:p>Adultos mayores</text:p>
          </table:table-cell>
          <table:table-cell table:number-columns-repeated="16378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8">
            <text:p>General Cordova Entre Gonzalo Córdova y Apolinario Galvez</text:p>
          </table:table-cell>
          <table:table-cell office:value-type="time" office:time-value="PT14H25M0S" table:style-name="ce11">
            <text:p>14:25:00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5">
            <text:p>5</text:p>
          </table:table-cell>
          <table:table-cell table:style-name="ce12"/>
          <table:table-cell table:number-columns-repeated="16378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8">
            <text:p>Gonzalo Córdova y Olmedo</text:p>
          </table:table-cell>
          <table:table-cell office:value-type="time" office:time-value="PT14H27M0S" table:style-name="ce11">
            <text:p>14:27:00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0</text:p>
          </table:table-cell>
          <table:table-cell table:style-name="ce12"/>
          <table:table-cell table:number-columns-repeated="16378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8">
            <text:p>Av. Madero Vargas y Sucre</text:p>
          </table:table-cell>
          <table:table-cell table:style-name="ce11"/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table:style-name="ce12"/>
          <table:table-cell table:number-columns-repeated="16378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8">
            <text:p>Av. Madero Vargas y Av. 1ra Norte</text:p>
          </table:table-cell>
          <table:table-cell table:style-name="ce11"/>
          <table:table-cell office:value-type="float" office:value="12" table:style-name="ce15">
            <text:p>12</text:p>
          </table:table-cell>
          <table:table-cell office:value-type="float" office:value="1" table:style-name="ce15">
            <text:p>1</text:p>
          </table:table-cell>
          <table:table-cell table:style-name="ce12"/>
          <table:table-cell table:number-columns-repeated="1637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8">
            <text:p>Av. Madero Vargas y Av. 3era Norte</text:p>
          </table:table-cell>
          <table:table-cell table:style-name="ce11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2"/>
          <table:table-cell table:number-columns-repeated="16378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8">
            <text:p>Av. Madero Vargas y Av. 3ra Nte</text:p>
          </table:table-cell>
          <table:table-cell table:style-name="ce11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12"/>
          <table:table-cell table:number-columns-repeated="16378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8">
            <text:p>Av. Madero Vargas y Av. 4ta Norte</text:p>
          </table:table-cell>
          <table:table-cell office:value-type="time" office:time-value="PT14H30M0S" table:style-name="ce11">
            <text:p>14:30:0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style-name="ce12"/>
          <table:table-cell table:number-columns-repeated="16378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8">
            <text:p>Av. Madero Vargas y Avenida 8va Norte</text:p>
          </table:table-cell>
          <table:table-cell office:value-type="time" office:time-value="PT14H30M0S" table:style-name="ce10">
            <text:p>14:30:00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8">
            <text:p>Av. Madero Vargas y Avenida 10ma Norte</text:p>
          </table:table-cell>
          <table:table-cell office:value-type="time" office:time-value="PT14H31M0S" table:style-name="ce10">
            <text:p>14:31:00</text:p>
          </table:table-cell>
          <table:table-cell office:value-type="float" office:value="7" table:style-name="ce8">
            <text:p>7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8">
            <text:p>Av. Madero Vargas y Callejon I Norte</text:p>
          </table:table-cell>
          <table:table-cell office:value-type="time" office:time-value="PT14H32M0S" table:style-name="ce10">
            <text:p>14:32:0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8">
            <text:p>Av. Madero Vargas y Carrera 32ava Oeste (Colegio Simón Bolívar)</text:p>
          </table:table-cell>
          <table:table-cell office:value-type="time" office:time-value="PT14H33M0S" table:style-name="ce10">
            <text:p>14:33: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8">
            <text:p>Av. Madero Vargas y Carrera 31ava Oeste</text:p>
          </table:table-cell>
          <table:table-cell table:style-name="ce10"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8">
            <text:p>Av. Madero Vargas y Carrera 26ava Oeste</text:p>
          </table:table-cell>
          <table:table-cell table:style-name="ce10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8">
            <text:p>Av. Madero Vargas y Carrera 24ava Oeste</text:p>
          </table:table-cell>
          <table:table-cell table:style-name="ce10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8">
            <text:p>Av. Madero Vargas y Av. Circunvalación Sur</text:p>
          </table:table-cell>
          <table:table-cell office:value-type="time" office:time-value="PT14H35M0S" table:style-name="ce10">
            <text:p>14:35:0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8">
            <text:p>Av. Madero Vargas (Al frente de UTPL)</text:p>
          </table:table-cell>
          <table:table-cell office:value-type="time" office:time-value="PT14H36M0S" table:style-name="ce10">
            <text:p>14:36:0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8">
            <text:p>Av. Madero Vargas y Carrera 17ava Oeste</text:p>
          </table:table-cell>
          <table:table-cell office:value-type="time" office:time-value="PT14H38M0S" table:style-name="ce10">
            <text:p>14:38:0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8">
            <text:p>Av. Madero Vargas y Fulton Franco Cruz</text:p>
          </table:table-cell>
          <table:table-cell table:style-name="ce10"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8">
            <text:p>18.1. Av. Arízaga (ECU911)</text:p>
          </table:table-cell>
          <table:table-cell office:value-type="time" office:time-value="PT14H39M0S" table:style-name="ce10">
            <text:p>14:39:0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8">
            <text:p>Av. Arízaga (Frente a Grill's Especialistas en Costillas)</text:p>
          </table:table-cell>
          <table:table-cell table:style-name="ce10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8">
            <text:p>Av. de las Palmeras Entre Av. Arizaga y Pichincha</text:p>
          </table:table-cell>
          <table:table-cell office:value-type="time" office:time-value="PT14H40M0S" table:style-name="ce10">
            <text:p>14:40:0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8">
            <text:p>Pichincha y Santa Rosa</text:p>
          </table:table-cell>
          <table:table-cell table:style-name="ce10"/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8">
            <text:p>Pichincha y Guayas</text:p>
          </table:table-cell>
          <table:table-cell office:value-type="string" table:style-name="ce10">
            <text:p>14:43 - 14:45</text:p>
          </table:table-cell>
          <table:table-cell office:value-type="float" office:value="10" table:style-name="ce8">
            <text:p>10</text:p>
          </table:table-cell>
          <table:table-cell office:value-type="float" office:value="8" table:style-name="ce8">
            <text:p>8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8">
            <text:p>Pichincha entre Av. 9 de Mayo y Juan Montalvo</text:p>
          </table:table-cell>
          <table:table-cell office:value-type="time" office:time-value="PT14H46M0S" table:style-name="ce10">
            <text:p>14:46:0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8">
            <text:p>Pichincha y Junin</text:p>
          </table:table-cell>
          <table:table-cell office:value-type="time" office:time-value="PT14H47M0S" table:style-name="ce10">
            <text:p>14:47:0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8">
            <text:p>Pichincha y Colón</text:p>
          </table:table-cell>
          <table:table-cell office:value-type="time" office:time-value="PT14H48M0S" table:style-name="ce10">
            <text:p>14:48:0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8">
            <text:p>Pichincha y Buenavista</text:p>
          </table:table-cell>
          <table:table-cell table:style-name="ce10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8">
            <text:p>Pichincha y Napoleón Mera</text:p>
          </table:table-cell>
          <table:table-cell office:value-type="time" office:time-value="PT14H49M0S" table:style-name="ce10">
            <text:p>14:49:0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8">
            <text:p>10 de Agosto y Pichincha</text:p>
          </table:table-cell>
          <table:table-cell table:style-name="ce10"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8">
            <text:p>Rocafuerte y Pje 9na.Este</text:p>
          </table:table-cell>
          <table:table-cell office:value-type="time" office:time-value="PT14H51M0S" table:style-name="ce10">
            <text:p>14:51: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8">
            <text:p>Av. 25 de Junio y Carrera 11ava. Este</text:p>
          </table:table-cell>
          <table:table-cell office:value-type="string" table:style-name="ce10">
            <text:p>14:51 - 14:53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8">
            <text:p>Av. 25 de Junio (Banco de Machala)</text:p>
          </table:table-cell>
          <table:table-cell office:value-type="time" office:time-value="PT14H54M0S" table:style-name="ce10">
            <text:p>14:54: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8">
            <text:p>Av. 25 de Junio (Frente a Hostal Bananero al lado de puente a desnivel)</text:p>
          </table:table-cell>
          <table:table-cell office:value-type="string" table:style-name="ce10">
            <text:p>14:54 - 14:55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8">
            <text:p>Av. 25 de Junio (Frente a Piazza)</text:p>
          </table:table-cell>
          <table:table-cell office:value-type="time" office:time-value="PT14H56M0S" table:style-name="ce10">
            <text:p>14:56:0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8">
            <text:p>Av. 25 de Junio (Ecuaquimica)</text:p>
          </table:table-cell>
          <table:table-cell table:style-name="ce10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8">
            <text:p>Av. 25 de Junio (Grupo Mavesa)</text:p>
          </table:table-cell>
          <table:table-cell table:style-name="ce10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8">
            <text:p>Av. 25 de Junio y Dinamarca (Hino)- Concesionario Toyota</text:p>
          </table:table-cell>
          <table:table-cell office:value-type="time" office:time-value="PT14H59M0S" table:style-name="ce10">
            <text:p>14:59:00</text:p>
          </table:table-cell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8">
            <text:p>(Monumento al Bananero)</text:p>
          </table:table-cell>
          <table:table-cell table:style-name="ce10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8">
            <text:p>C.C. Shopping</text:p>
          </table:table-cell>
          <table:table-cell office:value-type="string" table:style-name="ce10">
            <text:p>15:00 - 15:02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8">
            <text:p>Urbanizacion Ciudad Verde</text:p>
          </table:table-cell>
          <table:table-cell office:value-type="time" office:time-value="PT15H3M0S" table:style-name="ce10">
            <text:p>15:03:0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8">
            <text:p>Av. Ferroviaria (Terminal Terrestre de Machala)</text:p>
          </table:table-cell>
          <table:table-cell office:value-type="time" office:time-value="PT15H8M0S" table:style-name="ce10">
            <text:p>15:08:00</text:p>
          </table:table-cell>
          <table:table-cell office:value-type="float" office:value="3" table:style-name="ce8">
            <text:p>3</text:p>
          </table:table-cell>
          <table:table-cell office:value-type="float" office:value="28" table:style-name="ce8">
            <text:p>28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8">
            <text:p>(Al frente de Universidad Técnica de Machala)</text:p>
          </table:table-cell>
          <table:table-cell office:value-type="time" office:time-value="PT15H10M0S" table:style-name="ce10">
            <text:p>15:10:0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8">
            <text:p>Unidad Acedémica de Ciencias Agropecuarias</text:p>
          </table:table-cell>
          <table:table-cell office:value-type="time" office:time-value="PT15H11M0S" table:style-name="ce10">
            <text:p>15:11:0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8">
            <text:p>Troncal de la Costa (Parque El Cambio)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table:number-columns-repeated="16378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8">
            <text:p>Av. Ferroviaria (Fuerte Militar Bolívar)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table:number-columns-repeated="16378"/>
        </table:table-row>
        <table:table-row table:number-rows-repeated="1048526" table:style-name="ro2">
          <table:table-cell table:number-columns-repeated="16384"/>
        </table:table-row>
      </table:table>
      <table:table table:name="Sheet2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time-style style:name="N37P0">
      <number:hours/>
      <number:text>:</number:text>
      <number:minutes number:style="long"/>
      <number:text>:</number:text>
      <number:seconds number:style="long"/>
    </number:time-style>
    <number:text-style style:name="N37">
      <number:text-content/>
      <style:map style:condition="value()&gt;=0" style:apply-style-name="N37P0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idel-Sara</dc:creator>
    <meta:creation-date>2018-06-28T21:03:13Z</meta:creation-date>
    <dc:date>2018-06-30T22:33:58Z</dc:date>
    <meta:editing-cycles>12</meta:editing-cycles>
    <meta:editing-duration>PT2904S</meta:editing-duration>
  </office:meta>
</office:document-meta>
</file>